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6000000961494F359.png" manifest:media-type="image/png"/>
  <manifest:file-entry manifest:full-path="Pictures/10000001000003E8000003E84F14FAD8.png" manifest:media-type="image/png"/>
  <manifest:file-entry manifest:full-path="Pictures/10000000000000E2000000E2DC85DB26.png" manifest:media-type="image/png"/>
  <manifest:file-entry manifest:full-path="Pictures/10000000000000E2000000E2EAB70FB6.png" manifest:media-type="image/png"/>
  <manifest:file-entry manifest:full-path="Pictures/10000000000000E2000000E2B306FED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77cm" svg:height="5.977cm" svg:x="21.637cm" svg:y="12.803cm">
          <draw:image xlink:href="Pictures/10000000000000E2000000E2B306FED8.png" xlink:type="simple" xlink:show="embed" xlink:actuate="onLoad" draw:mime-type="image/png">
            <text:p/>
          </draw:image>
        </draw:frame>
        <draw:frame draw:style-name="gr1" draw:text-style-name="P1" draw:layer="layout" svg:width="5.977cm" svg:height="5.977cm" svg:x="2.325cm" svg:y="12.747cm">
          <draw:image xlink:href="Pictures/10000000000000E2000000E2EAB70FB6.png" xlink:type="simple" xlink:show="embed" xlink:actuate="onLoad" draw:mime-type="image/png">
            <text:p/>
          </draw:image>
        </draw:frame>
        <draw:frame draw:style-name="gr1" draw:text-style-name="P1" draw:layer="layout" svg:width="5.977cm" svg:height="5.977cm" svg:x="11.862cm" svg:y="2.27cm">
          <draw:image xlink:href="Pictures/10000000000000E2000000E2DC85DB26.png" xlink:type="simple" xlink:show="embed" xlink:actuate="onLoad" draw:mime-type="image/png">
            <text:p/>
          </draw:image>
        </draw:frame>
        <draw:frame draw:style-name="gr1" draw:text-style-name="P1" draw:layer="controls" svg:width="3.618cm" svg:height="3.618cm" svg:x="13.041cm" svg:y="8.691cm">
          <draw:image xlink:href="Pictures/10000001000003E8000003E84F14FAD8.png" xlink:type="simple" xlink:show="embed" xlink:actuate="onLoad" draw:mime-type="image/png">
            <text:p/>
          </draw:image>
        </draw:frame>
        <draw:frame draw:style-name="gr2" draw:text-style-name="P2" draw:layer="layout" svg:width="7.302cm" svg:height="7.302cm" svg:x="1.635cm" svg:y="12.112cm">
          <draw:image xlink:href="Pictures/1000000100000096000000961494F3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20:42:27.865856082</meta:creation-date>
    <dc:date>2025-03-19T17:34:40.410505597</dc:date>
    <meta:editing-duration>PT13M</meta:editing-duration>
    <meta:editing-cycles>4</meta:editing-cycles>
    <meta:generator>LibreOffice/25.2.1.2$Linux_X86_64 LibreOffice_project/520$Build-2</meta:generator>
    <meta:print-date>2025-03-12T20:50:47.730164687</meta:print-date>
    <meta:printed-by>PDF files</meta:printed-by>
    <meta:document-statistic meta:object-count="5"/>
  </office:meta>
</office:document-meta>
</file>